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4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79999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7)">
            <text:p>sn(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2cm" draw:caption-point-x="-0.61cm" draw:caption-point-y="1.164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59"/>
          <table:table-cell table:style-name="ce62"/>
          <table:table-cell table:style-name="ce64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0" office:value-type="date" office:date-value="2020-06-01T17:27:56.78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5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6">
            <text:p>6</text:p>
          </table:table-cell>
          <table:table-cell table:style-name="ce40" office:value-type="string">
            <text:p>初心者のためのLTspice入門の入門（7）（Ver.2）　過渡特性</text:p>
          </table:table-cell>
          <table:table-cell table:style-name="ce34" office:value-type="string">
            <text:p>https://www.denshi.club/ltspice/2016/02/ltspice7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58"/>
          <table:table-cell table:style-name="ce61" office:value-type="date" office:date-value="2020-06-03T19:09:09.9">
            <text:p>06.03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7">
            <text:p>7</text:p>
          </table:table-cell>
          <table:table-cell table:style-name="ce40" office:value-type="string">
            <text:p>初心者のためのLTspice入門の入門（8）（Ver.2）　増幅回路のシミュレート</text:p>
          </table:table-cell>
          <table:table-cell table:style-name="ce34" office:value-type="string">
            <text:p>https://www.denshi.club/ltspice/2016/03/post-2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3T19:09:09.9">
            <text:p>06.03</text:p>
          </table:table-cell>
          <table:table-cell table:style-name="ce58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 table:number-columns-repeated="2"/>
          <table:table-cell table:style-name="ce61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3T19:09:15.75">
            <text:p>2020/6/3 19:09</text:p>
          </table:table-cell>
          <table:table-cell table:style-name="ce14" table:formula="of:=NOW()" office:value-type="date" office:date-value="2020-06-03T19:09:15.75">
            <text:p>2020/6/3 19:09</text:p>
          </table:table-cell>
          <table:table-cell table:style-name="ce14" table:formula="of:=NOW()" office:value-type="date" office:date-value="2020-06-03T19:09:15.75">
            <text:p>2020/6/3 19:09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3T19:09:15.75">
            <text:p>2020/6/3 19:09</text:p>
          </table:table-cell>
          <table:table-cell table:style-name="ce14" table:formula="of:=NOW()" office:value-type="date" office:date-value="2020-06-03T19:09:15.75">
            <text:p>2020/6/3 19:09</text:p>
          </table:table-cell>
          <table:table-cell table:style-name="ce14" table:formula="of:=NOW()" office:value-type="date" office:date-value="2020-06-03T19:09:15.75">
            <text:p>2020/6/3 19:09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67"/>
        <table:table-column table:style-name="co1" table:default-cell-style-name="ce69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6"/>
          <table:table-cell table:style-name="ce39"/>
          <table:table-cell table:style-name="ce32"/>
          <table:table-cell table:style-name="ce26"/>
          <table:table-cell table:style-name="ce30"/>
          <table:table-cell table:style-name="ce68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1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 office:value-type="date" office:date-value="2020-05-30T16:09:31.93">
            <text:p>05.30</text:p>
          </table:table-cell>
          <table:table-cell table:style-name="ce69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0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3T19:09:21.82">
            <text:p>2020/6/3 19:09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2020/06/03</text:date>, <text:time>19:09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3T19:09:21.46</dc:date>
    <dc:creator>iwabuchi ken</dc:creator>
    <meta:editing-duration>P1DT2H17M23S</meta:editing-duration>
    <meta:editing-cycles>125</meta:editing-cycles>
    <meta:generator>OpenOffice/4.1.3$Win32 OpenOffice.org_project/413m1$Build-9783</meta:generator>
    <meta:document-statistic meta:table-count="6" meta:cell-count="257" meta:object-count="0"/>
  </office:meta>
</office:document-meta>
</file>